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yncArduinoClock is a Processing sketch that responds to Arduino requests for </text:span></text:p>
      <text:p text:style-name="P1"><text:span text:style-name="T1">time synchronization messages.</text:span></text:p>
      <text:p text:style-name="P1"/>
      <text:p text:style-name="P1"><text:span text:style-name="T1">The portIndex must be set the Serial port connected to Arduino.</text:span></text:p>
      <text:p text:style-name="P1"/>
      <text:p text:style-name="P1"><text:span text:style-name="T1">Download TimeSerial.pde onto Arduino and you should see the time </text:span></text:p>
      <text:p text:style-name="P1"><text:span text:style-name="T1">message displayed when you run SyncArduinoClock in Processing.</text:span></text:p>
      <text:p text:style-name="P1"><text:span text:style-name="T1">The Arduino time is set from the time on your computer through the </text:span></text:p>
      <text:p text:style-name="P1"><text:span text:style-name="T1">Processing sketch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7" meta:word-count="58" meta:character-count="384" meta:non-whitespace-character-count="329"/>
    <meta:generator>LibreOfficeDev/5.1.0.3$Linux_X86_64 LibreOffice_project/</meta:generator>
  </office:meta>
</office:document-meta>
</file>